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Таблица1" style:family="table">
      <style:table-properties style:width="18.807cm" table:align="margins"/>
    </style:style>
    <style:style style:name="Таблица1.A" style:family="table-column">
      <style:table-column-properties style:column-width="9.403cm" style:rel-column-width="32767*"/>
    </style:style>
    <style:style style:name="Таблица1.B" style:family="table-column">
      <style:table-column-properties style:column-width="9.403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4pt" style:font-name-asian="Times New Roman1" style:font-size-asian="14pt" style:font-name-complex="Times New Roman1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4pt" style:font-name-asian="Times New Roman1" style:font-size-asian="14pt" style:font-name-complex="Times New Roman1" style:font-size-complex="14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Standard">
      <style:text-properties style:font-name="Cambria"/>
    </style:style>
    <style:style style:name="P8" style:family="paragraph" style:parent-style-name="Text_20_body">
      <style:text-properties style:font-name="Cambria"/>
    </style:style>
    <style:style style:name="P9" style:family="paragraph" style:parent-style-name="Text_20_body">
      <style:text-properties style:font-name="Cambria" fo:language="ru" fo:country="RU"/>
    </style:style>
    <style:style style:name="P10" style:family="paragraph" style:parent-style-name="Text_20_body" style:list-style-name="L2">
      <style:text-properties style:font-name="Cambria" fo:language="ru" fo:country="RU"/>
    </style:style>
    <style:style style:name="P11" style:family="paragraph" style:parent-style-name="Text_20_body">
      <style:text-properties style:font-name="Cambria" style:font-name-asian="Times New Roman1" style:font-name-complex="Times New Roman1"/>
    </style:style>
    <style:style style:name="P12" style:family="paragraph" style:parent-style-name="Text_20_body">
      <style:paragraph-properties fo:text-align="center" style:justify-single-word="false"/>
      <style:text-properties style:font-name="Cambria"/>
    </style:style>
    <style:style style:name="P13" style:family="paragraph" style:parent-style-name="Text_20_body" style:list-style-name="L1">
      <style:text-properties style:font-name="Cambria"/>
    </style:style>
    <style:style style:name="P14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fo:language="en" fo:country="US" style:font-name-asian="Times New Roman1" style:font-name-complex="Times New Roman1"/>
    </style:style>
    <style:style style:name="T3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6" style:family="text">
      <style:text-properties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7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language="en" fo:country="US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9" style:family="text">
      <style:text-properties fo:language="ru" fo:country="RU" style:font-name-asian="Times New Roman1" style:font-name-complex="Times New Roman1"/>
    </style:style>
    <style:style style:name="T10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11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fo:font-weight="bold" style:font-name-asian="Times New Roman1" style:font-weight-asian="bold" style:font-name-complex="Times New Roman1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-asian="Times New Roman3" style:font-name-complex="Times New Roman3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17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18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9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20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25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6" style:family="text">
      <style:text-properties fo:font-size="14pt" fo:language="ru" fo:country="RU" style:font-name-asian="Times New Roman1" style:font-size-asian="14pt" style:font-name-complex="Times New Roman1" style:font-size-complex="14pt"/>
    </style:style>
    <style:style style:name="T27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8" style:family="text">
      <style:text-properties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1.011cm" svg:height="0.82cm" draw:z-index="0"><draw:image xlink:href="../../odt/images/0100.png" xlink:type="simple" xlink:show="embed" xlink:actuate="onLoad"/></draw:frame></text:p>
          </table:table-cell>
          <table:table-cell table:style-name="Table1.B1" office:value-type="string">
            <text:h text:style-name="P6" text:outline-level="1">Ключ управляемый перекидной по входам тип 2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9">| векторизован | С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589cm" svg:height="2.35cm" draw:z-index="1"><draw:image xlink:href="../../odt/images/0100_in_scheme.png" xlink:type="simple" xlink:show="embed" xlink:actuate="onLoad"/></draw:frame></text:p>
          </table:table-cell>
          <table:table-cell table:style-name="Table1.A1" office:value-type="string">
            <text:p text:style-name="P7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7"/>
          </table:table-cell>
        </table:table-row>
        <table:table-row table:style-name="Table1.3">
          <table:table-cell table:style-name="Table1.A5" table:number-columns-spanned="2" office:value-type="string">
            <text:p text:style-name="P11">Блок реализует функцию управляемого ключа по алгоритму:</text:p>
            <text:p text:style-name="P12"><draw:frame draw:style-name="fr4" draw:name="Object3" text:anchor-type="as-char" svg:width="8.851cm" svg:height="1.393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text:p text:style-name="P8"><text:span text:style-name="T1">где</text:span><text:span text:style-name="T1"><draw:frame draw:style-name="fr4" draw:name="Object1" text:anchor-type="as-char" svg:width="2.466cm" svg:height="0.621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— входные сигналы блока </text:span><text:span text:style-name="T2">(</text:span><text:span text:style-name="T1">или векторы сигналов),</text:span><text:span text:style-name="T1"><draw:frame draw:style-name="fr4" draw:name="Object2" text:anchor-type="as-char" svg:width="1.087cm" svg:height="0.564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— </text:span><text:span text:style-name="T9">выходной</text:span><text:span text:style-name="T1"> сигнал блока (или вектор сигналов).</text:span></text:p>
            <text:p text:style-name="P8"><text:span text:style-name="T9">Управляющий сигнал входит в блок </text:span><text:span text:style-name="T10">снизу</text:span><text:span text:style-name="T3">.</text:span><text:span text:style-name="T11"> В процессе расчета изображение блока меняется, в зависимости от наличия управляющего сигнала: в нормальном положении ключ перекинут на </text:span><text:span text:style-name="T10">первый</text:span><text:span text:style-name="T11"> вход</text:span><text:span text:style-name="T3">,</text:span><text:span text:style-name="T11"> при подаче управляющего сигнала ключ перекидывается на </text:span><text:span text:style-name="T10">второй</text:span><text:span text:style-name="T11"> вход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4"><draw:frame draw:style-name="fr3" draw:name="Графический объект3" text:anchor-type="as-char" svg:width="6.75cm" svg:height="2.799cm" draw:z-index="5"><draw:image xlink:href="../../odt/images/0100_signals_0.png" xlink:type="simple" xlink:show="embed" xlink:actuate="onLoad"/></draw:frame></text:p>
                </table:table-cell>
                <table:table-cell table:style-name="Таблица1.A1" office:value-type="string">
                  <text:p text:style-name="P4"><draw:frame draw:style-name="fr2" draw:name="Графический объект4" text:anchor-type="as-char" svg:width="6.77cm" svg:height="2.829cm" draw:z-index="6"><draw:image xlink:href="../../odt/images/0100_signals_1.png" xlink:type="simple" xlink:show="embed" xlink:actuate="onLoad"/></draw:frame></text:p>
                </table:table-cell>
              </table:table-row>
              <table:table-row>
                <table:table-cell table:style-name="Таблица1.A1" office:value-type="string">
                  <text:p text:style-name="P5">Управляющий = 0</text:p>
                </table:table-cell>
                <table:table-cell table:style-name="Таблица1.A1" office:value-type="string">
                  <text:p text:style-name="P5">Управляющий = 1</text:p>
                </table:table-cell>
              </table:table-row>
            </table:table>
            <text:p text:style-name="P8"><text:span text:style-name="T1">Блок представляет собой субмодель (сборку). Для того чтобы посмотреть структуру алгоритма – нажмите правой кнопкой «Действия» </text:span><text:span text:style-name="T14">→</text:span><text:span text:style-name="T1"> «Войти в субмодель».</text:span></text:p>
            <text:p text:style-name="P8"><text:span text:style-name="T12">Свойства</text:span><text:span text:style-name="T1">:</text:span></text:p>
            <text:list xml:id="list1744854366644170418" text:style-name="L1">
              <text:list-item>
                <text:p text:style-name="P13"><text:span text:style-name="T26">Значения уставок — вектор пороговых значений управляющих сигналов </text:span><text:span text:style-name="T27">К</text:span><text:span text:style-name="T26"> </text:span><text:span text:style-name="T28">(обычно логических уставок), определяющих условия перекоммутации входных сигналов на выход блока.</text:span><text:span text:style-name="T26">.</text:span></text:p>
              </text:list-item>
              <text:list-item>
                <text:p text:style-name="P13"><text:span text:style-name="T11">Тип управляющего сигнала — выбор типа управляющих сигналов (</text:span><text:span text:style-name="T10">Скаляр</text:span><text:span text:style-name="T11"> или </text:span><text:span text:style-name="T10">Вектор</text:span><text:span text:style-name="T11">).</text:span></text:p>
              </text:list-item>
            </text:list>
            <text:p text:style-name="P8"><text:span text:style-name="T13">Примечания</text:span>:</text:p>
            <text:list xml:id="list7592501443915604033" text:style-name="L2">
              <text:list-item>
                <text:p text:style-name="P10">По умолчанию блок формирует <text:span text:style-name="T21">скалярный</text:span> выходной сигнал.</text:p>
              </text:list-item>
              <text:list-item>
                <text:p text:style-name="P14"><text:span text:style-name="T4">Именованные свойства </text:span><text:span text:style-name="T23">могут быть заданы </text:span><text:span text:style-name="T4">как </text:span><text:span text:style-name="T7">локальные</text:span><text:span text:style-name="T4"> переменные модели (или субмодели) во вкладке </text:span><text:span text:style-name="T7">Параметры,</text:span><text:span text:style-name="T4"> как </text:span><text:span text:style-name="T7">глобальные</text:span><text:span text:style-name="T4"> сигналы проекта при помощи пункта главного меню </text:span><text:span text:style-name="T21">Сервис</text:span><text:span text:style-name="T4"> </text:span><text:span text:style-name="T5">→</text:span><text:span text:style-name="T6"> </text:span><text:span text:style-name="T8">Сигналы,</text:span><text:span text:style-name="T4"> </text:span><text:span text:style-name="T23">или как </text:span><text:span text:style-name="T21">внешние</text:span><text:span text:style-name="T23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перекидной по входам тип 2</dc:title>
    <dc:date>2014-12-01T11:22:15.15</dc:date>
    <meta:generator>OpenOffice/4.1.1$Win32 OpenOffice.org_project/411m6$Build-9775</meta:generator>
    <meta:editing-duration>PT1H14M7S</meta:editing-duration>
    <meta:editing-cycles>35</meta:editing-cycles>
    <meta:document-statistic meta:table-count="2" meta:image-count="4" meta:object-count="3" meta:page-count="1" meta:paragraph-count="21" meta:word-count="179" meta:character-count="1257"/>
  </office:meta>
</office:document-meta>
</file>

<file path=Object 1/content.xml><?xml version="1.0" encoding="utf-8"?>
<math xmlns="http://www.w3.org/1998/Math/MathML">
  <semantics>
    <mrow>
      <msub>
        <mi>x</mi>
        <mn>1</mn>
      </msub>
      <mrow>
        <mo stretchy="false">(</mo>
        <mrow>
          <mi>t</mi>
        </mrow>
        <mo stretchy="false">)</mo>
      </mrow>
      <mi>,</mi>
      <msub>
        <mi>x</mi>
        <mn>2</mn>
      </msub>
      <mrow>
        <mo stretchy="false">(</mo>
        <mrow>
          <mi>t</mi>
        </mrow>
        <mo stretchy="false">)</mo>
      </mrow>
    </mrow>
    <annotation encoding="StarMath 5.0">x_1(t), x_2(t)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x</mi>
                      <mn>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sub>
                      <mi>x</mi>
                      <mn>2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x_1(t), ~ если ~ Управляющий(t) = 0; #
alignl x_2(t), ~ если ~ Управляющий(t) = 1;}  right none</annotation>
  </semantics>
</math>
</file>